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757cm" fo:min-width="2.177cm" fo:padding-top="0.177cm" fo:padding-bottom="0.177cm" fo:padding-left="0.302cm" fo:padding-right="0.302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28cm" fo:min-width="1.31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27cm" fo:min-width="1.3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022cm" fo:min-width="5.898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27cm" fo:min-width="1.31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28cm" fo:min-width="1.299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7.106cm" fo:min-width="8.101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5.024cm" fo:min-width="3.605cm" fo:padding-top="0.143cm" fo:padding-bottom="0.143cm" fo:padding-left="0.268cm" fo:padding-right="0.268cm"/>
    </style:style>
    <style:style style:name="gr10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18cm" fo:min-width="1.191cm" fo:padding-top="0.143cm" fo:padding-bottom="0.143cm" fo:padding-left="0.268cm" fo:padding-right="0.268cm"/>
    </style:style>
    <style:style style:name="gr11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19cm" fo:min-width="1.19cm" fo:padding-top="0.143cm" fo:padding-bottom="0.143cm" fo:padding-left="0.268cm" fo:padding-right="0.268cm"/>
    </style:style>
    <style:style style:name="gr12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18cm" fo:min-width="1.19cm" fo:padding-top="0.143cm" fo:padding-bottom="0.143cm" fo:padding-left="0.268cm" fo:padding-right="0.268cm"/>
    </style:style>
    <style:style style:name="gr13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19cm" fo:min-width="1.191cm" fo:padding-top="0.143cm" fo:padding-bottom="0.143cm" fo:padding-left="0.268cm" fo:padding-right="0.268cm"/>
    </style:style>
    <style:style style:name="gr1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28cm" fo:min-width="1.49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28cm" fo:min-width="1.3cm" fo:padding-top="0.142cm" fo:padding-bottom="0.142cm" fo:padding-left="0.267cm" fo:padding-right="0.26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72cm" fo:min-width="0.822cm"/>
    </style:style>
    <style:style style:name="gr1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.353cm" fo:line-height="115%" fo:text-indent="0cm" style:text-autospace="none"/>
      <style:text-properties style:font-name="Calibri" fo:font-size="10.6999998092651pt" fo:language="en" fo:country="US" style:font-name-asian="SimSun" style:font-size-asian="11pt" style:font-name-complex="Calibri" style:font-size-complex="11pt" style:language-complex="ar" style:country-complex="SA"/>
    </style:style>
    <style:style style:name="P2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0.6999998092651pt" fo:language="en" fo:country="US" style:font-name-asian="SimSun" style:font-size-asian="11pt" style:font-name-complex="Calibri" style:font-size-complex="11pt" style:language-complex="ar" style:country-complex="SA"/>
    </style:style>
    <style:style style:name="P3" style:family="paragraph">
      <style:paragraph-properties fo:margin-left="0cm" fo:margin-right="0cm" fo:margin-top="0cm" fo:margin-bottom="0cm" fo:line-height="115%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4" style:family="paragraph">
      <style:paragraph-properties fo:margin-left="0cm" fo:margin-right="0cm" fo:margin-top="0cm" fo:margin-bottom="0.353cm" fo:line-height="115%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5" style:family="paragraph">
      <loext:graphic-properties draw:fill-color="#ffffff"/>
      <style:paragraph-properties fo:margin-left="0cm" fo:margin-right="0cm" fo:margin-top="0cm" fo:margin-bottom="0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0.8000001907349pt"/>
    </style:style>
    <style:style style:name="P8" style:family="paragraph">
      <loext:graphic-properties draw:fill-color="#ffffff" draw:opacity="0%"/>
      <style:paragraph-properties fo:text-align="center"/>
      <style:text-properties fo:font-size="10.8000001907349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0.5pt"/>
    </style:style>
    <style:style style:name="P11" style:family="paragraph">
      <loext:graphic-properties draw:fill-color="#ffffff"/>
      <style:paragraph-properties fo:text-align="center"/>
      <style:text-properties fo:font-size="10.5pt"/>
    </style:style>
    <style:style style:name="P12" style:family="paragraph">
      <style:paragraph-properties fo:text-align="center"/>
      <style:text-properties fo:font-size="9.69999980926514pt"/>
    </style:style>
    <style:style style:name="P13" style:family="paragraph">
      <loext:graphic-properties draw:fill-color="#ffffff"/>
      <style:paragraph-properties fo:text-align="center"/>
      <style:text-properties fo:font-size="9.69999980926514pt" style:font-size-asian="10pt" style:font-size-complex="10pt"/>
    </style:style>
    <style:style style:name="P14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.781cm" svg:height="1.111cm" svg:x="8.267cm" svg:y="5.731cm">
          <text:p text:style-name="P1"><text:span text:style-name="T1">IfcFlowStorageDevice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2" draw:text-style-name="P5" xml:id="id2" draw:id="id2" draw:layer="layout" svg:width="1.85cm" svg:height="1.112cm" svg:x="6.768cm" svg:y="1.713cm">
            <text:p text:style-name="P3"><text:span text:style-name="T1">Sewage </text:span></text:p>
            <text:p text:style-name="P3"><text:span text:style-name="T1">Treatment </text:span></text:p>
            <text:p text:style-name="P4"><text:span text:style-name="T1">Pla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7" xml:id="id6" draw:id="id6" draw:layer="layout" svg:width="1.85cm" svg:height="1.112cm" svg:x="10.998cm" svg:y="1.713cm">
            <text:p text:style-name="P6"><text:span text:style-name="T2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7" xml:id="id4" draw:id="id4" draw:layer="layout" svg:width="1.85cm" svg:height="1.112cm" svg:x="8.884cm" svg:y="1.713cm">
            <text:p text:style-name="P6"><text:span text:style-name="T2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7" xml:id="id1" draw:id="id1" draw:layer="layout" svg:width="1.834cm" svg:height="1.111cm" svg:x="6.785cm" svg:y="3.506cm">
            <text:p text:style-name="P6"><text:span text:style-name="T2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7" xml:id="id3" draw:id="id3" draw:layer="layout" svg:width="1.834cm" svg:height="1.111cm" svg:x="8.883cm" svg:y="3.506cm">
            <text:p text:style-name="P6"><text:span text:style-name="T2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7" xml:id="id5" draw:id="id5" draw:layer="layout" svg:width="1.834cm" svg:height="1.111cm" svg:x="11.015cm" svg:y="3.506cm">
            <text:p text:style-name="P6"><text:span text:style-name="T2">Predefined</text:span></text:p>
            <text:p text:style-name="P6"><text:span text:style-name="T2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6.432cm" svg:height="3.306cm" svg:x="6.593cm" svg:y="1.46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9" draw:layer="layout" draw:type="line" svg:x1="7.703cm" svg:y1="3.506cm" svg:x2="7.693cm" svg:y2="2.825cm" draw:start-shape="id1" draw:start-glue-point="4" draw:end-shape="id2" svg:d="M7703 3506l-10-681" svg:viewBox="0 0 11 682">
            <text:p/>
          </draw:connector>
          <draw:connector draw:style-name="gr5" draw:text-style-name="P9" draw:layer="layout" draw:type="line" svg:x1="9.801cm" svg:y1="3.506cm" svg:x2="9.809cm" svg:y2="2.825cm" draw:start-shape="id3" draw:start-glue-point="4" draw:end-shape="id4" draw:end-glue-point="2" svg:d="M9801 3506l8-681" svg:viewBox="0 0 9 682">
            <text:p/>
          </draw:connector>
          <draw:connector draw:style-name="gr5" draw:text-style-name="P9" draw:layer="layout" draw:type="line" svg:x1="11.933cm" svg:y1="3.506cm" svg:x2="11.923cm" svg:y2="2.825cm" draw:start-shape="id5" draw:start-glue-point="4" draw:end-shape="id6" draw:end-glue-point="2" svg:d="M11933 3506l-10-681" svg:viewBox="0 0 11 682">
            <text:p/>
          </draw:connector>
        </draw:g>
        <draw:connector draw:style-name="gr5" draw:text-style-name="P9" draw:layer="layout" draw:type="line" svg:x1="9.658cm" svg:y1="5.731cm" svg:x2="9.049cm" svg:y2="4.6cm" draw:start-shape="id7" draw:start-glue-point="0" svg:d="M9658 5731l-609-1131" svg:viewBox="0 0 610 1132">
          <text:p/>
        </draw:connector>
        <draw:g>
          <draw:custom-shape draw:style-name="gr6" draw:text-style-name="P7" xml:id="id13" draw:id="id13" draw:layer="layout" svg:width="1.85cm" svg:height="1.111cm" svg:x="23.16cm" svg:y="5.896cm">
            <text:p text:style-name="P6"><text:span text:style-name="T2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7" xml:id="id11" draw:id="id11" draw:layer="layout" svg:width="1.85cm" svg:height="1.111cm" svg:x="21.046cm" svg:y="5.896cm">
            <text:p text:style-name="P6"><text:span text:style-name="T2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" draw:text-style-name="P7" xml:id="id8" draw:id="id8" draw:layer="layout" svg:width="1.833cm" svg:height="1.112cm" svg:x="17.89cm" svg:y="7.646cm">
            <text:p text:style-name="P6"><text:span text:style-name="T2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7" xml:id="id10" draw:id="id10" draw:layer="layout" svg:width="1.834cm" svg:height="1.111cm" svg:x="21.045cm" svg:y="7.688cm">
            <text:p text:style-name="P6"><text:span text:style-name="T2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7" xml:id="id12" draw:id="id12" draw:layer="layout" svg:width="1.834cm" svg:height="1.111cm" svg:x="23.177cm" svg:y="7.688cm">
            <text:p text:style-name="P6"><text:span text:style-name="T2">Predefined</text:span></text:p>
            <text:p text:style-name="P6"><text:span text:style-name="T2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8.635cm" svg:height="7.39cm" svg:x="16.551cm" svg:y="1.56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9" draw:layer="layout" draw:type="line" svg:x1="18.808cm" svg:y1="7.646cm" svg:x2="18.798cm" svg:y2="7.066cm" draw:start-shape="id8" draw:start-glue-point="4" draw:end-shape="id9" draw:end-glue-point="2" svg:d="M18808 7646l-10-580" svg:viewBox="0 0 11 581">
            <text:p/>
          </draw:connector>
          <draw:connector draw:style-name="gr5" draw:text-style-name="P9" draw:layer="layout" draw:type="line" svg:x1="21.963cm" svg:y1="7.688cm" svg:x2="21.971cm" svg:y2="7.007cm" draw:start-shape="id10" draw:start-glue-point="4" draw:end-shape="id11" draw:end-glue-point="2" svg:d="M21963 7688l8-681" svg:viewBox="0 0 9 682">
            <text:p/>
          </draw:connector>
          <draw:connector draw:style-name="gr5" draw:text-style-name="P9" draw:layer="layout" draw:type="line" svg:x1="24.095cm" svg:y1="7.688cm" svg:x2="24.085cm" svg:y2="7.007cm" draw:start-shape="id12" draw:start-glue-point="4" draw:end-shape="id13" draw:end-glue-point="2" svg:d="M24095 7688l-10-681" svg:viewBox="0 0 11 682">
            <text:p/>
          </draw:connector>
          <draw:g xml:id="id9" draw:id="id9">
            <draw:custom-shape draw:style-name="gr9" draw:text-style-name="P7" draw:layer="layout" svg:width="4.141cm" svg:height="5.31cm" svg:x="16.727cm" svg:y="1.75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7" draw:layer="layout" svg:width="1.727cm" svg:height="1.104cm" svg:x="16.903cm" svg:y="3.245cm">
              <text:p text:style-name="P6"><text:span text:style-name="T2">Wall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" draw:text-style-name="P7" draw:layer="layout" svg:width="1.726cm" svg:height="1.105cm" svg:x="18.919cm" svg:y="3.238cm">
              <text:p text:style-name="P6"><text:span text:style-name="T2">Column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" draw:text-style-name="P7" draw:layer="layout" svg:width="1.726cm" svg:height="1.104cm" svg:x="18.919cm" svg:y="2.01cm">
              <text:p text:style-name="P6"><text:span text:style-name="T2">Beam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7" draw:layer="layout" svg:width="1.727cm" svg:height="1.104cm" svg:x="16.903cm" svg:y="2.01cm">
              <text:p text:style-name="P6"><text:span text:style-name="T2">Footing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" draw:text-style-name="P7" draw:layer="layout" svg:width="1.727cm" svg:height="1.105cm" svg:x="16.91cm" svg:y="4.499cm">
              <text:p text:style-name="P6"><text:span text:style-name="T2">Wall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" draw:text-style-name="P7" draw:layer="layout" svg:width="1.726cm" svg:height="1.105cm" svg:x="18.926cm" svg:y="4.499cm">
              <text:p text:style-name="P6"><text:span text:style-name="T2">Wall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" draw:text-style-name="P7" draw:layer="layout" svg:width="1.727cm" svg:height="1.105cm" svg:x="16.911cm" svg:y="4.499cm">
              <text:p text:style-name="P6"><text:span text:style-name="T2">Slab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" draw:text-style-name="P7" draw:layer="layout" svg:width="1.726cm" svg:height="1.105cm" svg:x="18.927cm" svg:y="4.499cm">
              <text:p text:style-name="P6"><text:span text:style-name="T2">Roof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" draw:text-style-name="P7" draw:layer="layout" svg:width="1.727cm" svg:height="1.105cm" svg:x="16.91cm" svg:y="5.78cm">
              <text:p text:style-name="P6"><text:span text:style-name="T2">Stair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" draw:text-style-name="P7" draw:layer="layout" svg:width="1.726cm" svg:height="1.105cm" svg:x="18.926cm" svg:y="5.78cm">
              <text:p text:style-name="P6"><text:span text:style-name="T2">Ramp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custom-shape draw:style-name="gr14" draw:text-style-name="P11" xml:id="id15" draw:id="id15" draw:layer="layout" svg:width="2.026cm" svg:height="1.112cm" svg:x="2.629cm" svg:y="5.742cm">
          <text:p text:style-name="P10"><text:span text:style-name="T2">Capacity: </text:span></text:p>
          <text:p text:style-name="P10"><text:span text:style-name="T2">10-40 pers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1" xml:id="id14" draw:id="id14" draw:layer="layout" svg:width="1.834cm" svg:height="1.112cm" svg:x="5.448cm" svg:y="5.7cm">
          <text:p text:style-name="P10"><text:span text:style-name="T2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8.268cm" svg:y1="6.286cm" svg:x2="7.282cm" svg:y2="6.256cm" draw:start-shape="id7" draw:start-glue-point="3" draw:end-shape="id14" svg:d="M8268 6286l-986-30" svg:viewBox="0 0 987 31">
          <text:p/>
        </draw:connector>
        <draw:custom-shape draw:style-name="gr16" draw:text-style-name="P13" xml:id="id16" draw:id="id16" draw:layer="layout" svg:width="2.644cm" svg:height="2.042cm" svg:x="12.939cm" svg:y="5.159cm">
          <text:p text:style-name="P12"><text:span text:style-name="T3">Get Minimum</text:span></text:p>
          <text:p text:style-name="P12"><text:span text:style-name="T3">Distanc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9" draw:layer="layout" draw:type="line" svg:x1="5.449cm" svg:y1="6.256cm" svg:x2="4.655cm" svg:y2="6.298cm" draw:start-shape="id14" draw:start-glue-point="10" draw:end-shape="id15" draw:end-glue-point="1" svg:d="M5449 6256l-794 42" svg:viewBox="0 0 795 43">
          <text:p/>
        </draw:connector>
        <draw:connector draw:style-name="gr5" draw:text-style-name="P9" draw:layer="layout" draw:line-skew="0.258cm" svg:x1="16.9cm" svg:y1="5.1cm" svg:x2="15.583cm" svg:y2="6.18cm" draw:end-shape="id16" draw:end-glue-point="7" svg:d="M16900 5100h-149v1080h-1168" svg:viewBox="0 0 1318 1081">
          <text:p/>
        </draw:connector>
        <draw:connector draw:style-name="gr5" draw:text-style-name="P9" draw:layer="layout" draw:type="line" svg:x1="11.049cm" svg:y1="6.286cm" svg:x2="12.939cm" svg:y2="6.18cm" draw:start-shape="id7" draw:start-glue-point="1" draw:end-shape="id16" draw:end-glue-point="5" svg:d="M11049 6286l1890-106" svg:viewBox="0 0 1891 107">
          <text:p/>
        </draw:connector>
        <draw:custom-shape draw:style-name="gr1" draw:text-style-name="P2" xml:id="id17" draw:id="id17" draw:layer="layout" svg:width="2.781cm" svg:height="1.111cm" svg:x="8.261cm" svg:y="10.01cm">
          <text:p text:style-name="P1"><text:span text:style-name="T1">IfcFlowStorageDevic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11" xml:id="id19" draw:id="id19" draw:layer="layout" svg:width="2.026cm" svg:height="1.112cm" svg:x="2.622cm" svg:y="10.022cm">
          <text:p text:style-name="P10"><text:span text:style-name="T2">Capacity: </text:span></text:p>
          <text:p text:style-name="P10"><text:span text:style-name="T2">50-100 pers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1" xml:id="id18" draw:id="id18" draw:layer="layout" svg:width="1.834cm" svg:height="1.112cm" svg:x="5.442cm" svg:y="9.98cm">
          <text:p text:style-name="P10"><text:span text:style-name="T2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8.262cm" svg:y1="10.565cm" svg:x2="7.276cm" svg:y2="10.536cm" draw:start-shape="id17" draw:start-glue-point="3" draw:end-shape="id18" svg:d="M8262 10565l-986-29" svg:viewBox="0 0 987 30">
          <text:p/>
        </draw:connector>
        <draw:custom-shape draw:style-name="gr16" draw:text-style-name="P13" xml:id="id20" draw:id="id20" draw:layer="layout" svg:width="2.644cm" svg:height="2.042cm" svg:x="12.932cm" svg:y="9.536cm">
          <text:p text:style-name="P12"><text:span text:style-name="T3">Get Minimum</text:span></text:p>
          <text:p text:style-name="P12"><text:span text:style-name="T3">Distanc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9" draw:layer="layout" draw:type="line" svg:x1="5.443cm" svg:y1="10.536cm" svg:x2="4.648cm" svg:y2="10.578cm" draw:start-shape="id18" draw:start-glue-point="10" draw:end-shape="id19" draw:end-glue-point="1" svg:d="M5443 10536l-795 42" svg:viewBox="0 0 796 43">
          <text:p/>
        </draw:connector>
        <draw:connector draw:style-name="gr5" draw:text-style-name="P9" draw:layer="layout" draw:type="line" svg:x1="11.043cm" svg:y1="10.565cm" svg:x2="12.932cm" svg:y2="10.557cm" draw:start-shape="id17" draw:start-glue-point="1" draw:end-shape="id20" draw:end-glue-point="5" svg:d="M11043 10565l1889-8" svg:viewBox="0 0 1890 9">
          <text:p/>
        </draw:connector>
        <draw:connector draw:style-name="gr17" draw:text-style-name="P9" draw:layer="layout" draw:type="line" svg:x1="9.658cm" svg:y1="6.842cm" svg:x2="9.652cm" svg:y2="10.01cm" draw:start-shape="id7" draw:start-glue-point="2" draw:end-shape="id17" svg:d="M9658 6842l-6 3168" svg:viewBox="0 0 7 3169">
          <text:p/>
        </draw:connector>
        <draw:connector draw:style-name="gr5" draw:text-style-name="P9" draw:layer="layout" draw:line-skew="0.261cm" svg:x1="16.9cm" svg:y1="5.1cm" svg:x2="15.576cm" svg:y2="10.557cm" draw:end-shape="id20" draw:end-glue-point="7" svg:d="M16900 5100h-150v5457h-1174" svg:viewBox="0 0 1325 5458">
          <text:p/>
        </draw:connector>
        <draw:g>
          <draw:custom-shape draw:style-name="gr1" draw:text-style-name="P14" xml:id="id21" draw:id="id21" draw:layer="layout" svg:width="2.781cm" svg:height="1.111cm" svg:x="8.254cm" svg:y="14.387cm">
            <text:p text:style-name="P4"><text:span text:style-name="T1">IfcFlowStorageDevic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7" xml:id="id23" draw:id="id23" draw:layer="layout" svg:width="2.026cm" svg:height="1.112cm" svg:x="2.616cm" svg:y="14.399cm">
            <text:p text:style-name="P6"><text:span text:style-name="T2">Capacity: </text:span></text:p>
            <text:p text:style-name="P6"><text:span text:style-name="T2">50-100 pers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7" xml:id="id22" draw:id="id22" draw:layer="layout" svg:width="1.834cm" svg:height="1.112cm" svg:x="5.435cm" svg:y="14.357cm">
            <text:p text:style-name="P6"><text:span text:style-name="T2">property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9" draw:layer="layout" draw:type="line" svg:x1="8.255cm" svg:y1="14.942cm" svg:x2="7.269cm" svg:y2="14.913cm" draw:start-shape="id21" draw:start-glue-point="3" draw:end-shape="id22" svg:d="M8255 14942l-986-29" svg:viewBox="0 0 987 30">
            <text:p/>
          </draw:connector>
          <draw:custom-shape draw:style-name="gr16" draw:text-style-name="P15" xml:id="id24" draw:id="id24" draw:layer="layout" svg:width="2.644cm" svg:height="2.042cm" svg:x="12.926cm" svg:y="13.913cm">
            <text:p text:style-name="P6"><text:span text:style-name="T3">Get Minimum</text:span></text:p>
            <text:p text:style-name="P6"><text:span text:style-name="T3">Distance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5" draw:text-style-name="P9" draw:layer="layout" draw:type="line" svg:x1="5.436cm" svg:y1="14.913cm" svg:x2="4.642cm" svg:y2="14.955cm" draw:start-shape="id22" draw:start-glue-point="10" draw:end-shape="id23" draw:end-glue-point="1" svg:d="M5436 14913l-794 42" svg:viewBox="0 0 795 43">
            <text:p/>
          </draw:connector>
          <draw:connector draw:style-name="gr5" draw:text-style-name="P9" draw:layer="layout" draw:type="line" svg:x1="11.036cm" svg:y1="14.942cm" svg:x2="12.926cm" svg:y2="14.934cm" draw:start-shape="id21" draw:start-glue-point="1" draw:end-shape="id24" draw:end-glue-point="5" svg:d="M11036 14942l1890-8" svg:viewBox="0 0 1891 9">
            <text:p/>
          </draw:connector>
        </draw:g>
        <draw:custom-shape draw:style-name="gr14" draw:text-style-name="P11" xml:id="id25" draw:id="id25" draw:layer="layout" svg:width="2.026cm" svg:height="1.112cm" svg:x="13.291cm" svg:y="8.034cm">
          <text:p text:style-name="P10"><text:span text:style-name="T2">D=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9" draw:layer="layout" draw:type="line" svg:x1="14.261cm" svg:y1="7.201cm" svg:x2="14.304cm" svg:y2="8.034cm" draw:start-shape="id16" draw:start-glue-point="6" draw:end-shape="id25" draw:end-glue-point="0" svg:d="M14261 7201l43 833" svg:viewBox="0 0 44 834">
          <text:p/>
        </draw:connector>
        <draw:custom-shape draw:style-name="gr14" draw:text-style-name="P11" xml:id="id26" draw:id="id26" draw:layer="layout" svg:width="2.026cm" svg:height="1.112cm" svg:x="13.292cm" svg:y="12.313cm">
          <text:p text:style-name="P10"><text:span text:style-name="T2">D=10000-</text:span></text:p>
          <text:p text:style-name="P10"><text:span text:style-name="T2">15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9" draw:layer="layout" draw:type="line" svg:x1="14.254cm" svg:y1="11.578cm" svg:x2="14.305cm" svg:y2="12.313cm" draw:start-shape="id20" draw:start-glue-point="6" draw:end-shape="id26" draw:end-glue-point="0" svg:d="M14254 11578l51 735" svg:viewBox="0 0 52 7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.27cm" fo:margin-bottom="1.27cm" fo:margin-left="2.54cm" fo:margin-right="2.54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14:46:41.829000000</meta:creation-date>
    <dc:date>2018-10-29T16:16:15.503000000</dc:date>
    <meta:editing-duration>PT16M3S</meta:editing-duration>
    <meta:editing-cycles>2</meta:editing-cycles>
    <meta:generator>LibreOffice/6.0.3.2$Windows_X86_64 LibreOffice_project/8f48d515416608e3a835360314dac7e47fd0b821</meta:generator>
    <meta:document-statistic meta:object-count="63"/>
  </office:meta>
</office:document-meta>
</file>